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ativity of the Modern Anime Industry - </text:p>
      <text:p text:style-name="Standard"/>
      <text:p text:style-name="Standard">A lot of people have asked me in the past, how is it I have not watched more anime, it was because I did not like how uncreative people were with the anime that was out. There is quote about seeing one baby and how you would then have seen all the babies. This is related because there are animes that are literal and direct copies of the same animes that have already been out. People do not like hearing this sort of thing, because they feel as though their opinions on what is enjoyable and original is what ultimately matters, but when faced with this, it is an issue to some, who feel as though they are shit. But I feel like it does not matter, you just watch what is good at the time or you want to watch, is much better than being concerned with large meta and metagame stuff. But is fun sometimes to be a big part of stuff.</text:p>
      <text:p text:style-name="Standard"/>
      <text:p text:style-name="Standard">People like do thing that is good for them, even if is shit for them in 2 minutes time to feel better for 1 second, this is dumb and does not work very well. I feel this is overused technique in really shit industry that is often stupid and very critique about shit that does not matter, but if it does then it does not. It is OK to hold grudge about anime industry and just watch other show. It is good. People also assume they know lot of thing, when they know so little. It is good to be in charge of big industry to make self more educate without having to do thing, it is very efficate and good for public image to be accepted in new Modern Anime Industry. Is super ultimate important. Then to feel better again then worse overall, very nice.</text:p>
      <text:p text:style-name="Standard"/>
      <text:p text:style-name="Standard">A girl I have known have talked to me about buying a trapeze for her den and basement where she keeps figurines. I told her it was stupid to think this way and perhaps time to reconsider her options. Regarding this sort of thing, the modern anime industry is superior to a lot of real-life shows and media coming out since there is no real quality when it comes it and reinforcing the perihelion is the only viable alternative. An alternative to no action, where no action is the only alternative is no action and still an alternative, even if it is the only alternative.</text:p>
      <text:p text:style-name="Standard"/>
      <text:p text:style-name="Standard">Do not ably forgo your internal child into the the dark discourse of time-expanse. - Dos Pimpu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7T13:52:19.75</meta:creation-date>
    <meta:generator>OpenOffice/4.1.7$Win32 OpenOffice.org_project/417m1$Build-9800</meta:generator>
    <dc:date>2022-02-17T14:16:30</dc:date>
    <meta:editing-duration>PT24M9S</meta:editing-duration>
    <meta:editing-cycles>4</meta:editing-cycles>
    <meta:document-statistic meta:table-count="0" meta:image-count="0" meta:object-count="0" meta:page-count="1" meta:paragraph-count="5" meta:word-count="439" meta:character-count="2288"/>
  </office:meta>
</office:document-meta>
</file>